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1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672">
            <text:p>672</text:p>
          </table:table-cell>
          <table:table-cell table:style-name="ce6" table:formula="of:=[.E6]*1.068" office:value-type="float" office:value="717.696">
            <text:p>717.696</text:p>
          </table:table-cell>
          <table:table-cell table:style-name="ce6" table:formula="of:=[.H6]/1.068" office:value-type="float" office:value="963.440860215054">
            <text:p>963.4409</text:p>
          </table:table-cell>
          <table:table-cell table:style-name="ce11" table:formula="of:=((([.$D6]*[.$C$2])^2)-(([.$B6]*[.$C$2])^2))/(2*[.$I6])" office:value-type="float" office:value="1028.95483870968">
            <text:p>1028.9548</text:p>
          </table:table-cell>
          <table:table-cell table:style-name="ce6" table:formula="of:=((([.$C6]*[.$C$2])^2)-(([.$B6]*[.$C$2])^2))/(2*[.F6])" office:value-type="float" office:value="-0.959861680835463">
            <text:p>-0.9599</text:p>
          </table:table-cell>
          <table:table-cell table:style-name="ce6" table:formula="of:=[.K6]/[.$H$2]" office:value-type="float" office:value="24.3870967741935">
            <text:p>24.3871</text:p>
          </table:table-cell>
          <table:table-cell table:style-name="ce6" table:formula="of:=(([.$C6]*[.$C$2])-([.$B6]*[.$C$2]))/[.$I6]" office:value-type="float" office:value="20.836335483871">
            <text:p>20.8363</text:p>
          </table:table-cell>
          <table:table-cell table:style-name="ce6" table:formula="of:=[.M6]/[.$H$2]" office:value-type="float" office:value="54.1935483870968">
            <text:p>54.1935</text:p>
          </table:table-cell>
          <table:table-cell table:style-name="ce6" table:formula="of:=(([.$D6]*[.$C$2])-([.$B6]*[.$C$2]))/[.$I6]" office:value-type="float" office:value="46.3029677419355">
            <text:p>46.303</text:p>
          </table:table-cell>
          <table:table-cell office:value-type="float" office:value="96">
            <text:p>96</text:p>
          </table:table-cell>
          <table:table-cell table:style-name="ce6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1.819441630981">
            <text:p>151.81944163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6" table:formula="of:=[.E6]" office:value-type="float" office:value="672">
            <text:p>672</text:p>
          </table:table-cell>
          <table:table-cell table:style-name="ce6" table:formula="of:=[.E7]*1.068" office:value-type="float" office:value="717.696">
            <text:p>717.696</text:p>
          </table:table-cell>
          <table:table-cell table:style-name="ce6" table:formula="of:=[.H7]/1.068" office:value-type="float" office:value="1076.32">
            <text:p>1076.32</text:p>
          </table:table-cell>
          <table:table-cell table:style-name="ce11" table:formula="of:=((([.$D7]*[.$C$2])^2)-(([.$B7]*[.$C$2])^2))/(2*[.$I7])" office:value-type="float" office:value="1149.50976">
            <text:p>1149.5098</text:p>
          </table:table-cell>
          <table:table-cell table:style-name="ce6" table:formula="of:=((([.$C7]*[.$C$2])^2)-(([.$B7]*[.$C$2])^2))/(2*[.F7])" office:value-type="float" office:value="-0.516054667115841">
            <text:p>-0.5161</text:p>
          </table:table-cell>
          <table:table-cell table:style-name="ce6" table:formula="of:=[.K7]/[.$H$2]" office:value-type="float" office:value="30.24">
            <text:p>30.24</text:p>
          </table:table-cell>
          <table:table-cell table:style-name="ce6" table:formula="of:=(([.$C7]*[.$C$2])-([.$B7]*[.$C$2]))/[.$I7]" office:value-type="float" office:value="25.837056">
            <text:p>25.8371</text:p>
          </table:table-cell>
          <table:table-cell table:style-name="ce6" table:formula="of:=[.M7]/[.$H$2]" office:value-type="float" office:value="78.12">
            <text:p>78.12</text:p>
          </table:table-cell>
          <table:table-cell table:style-name="ce6" table:formula="of:=(([.$D7]*[.$C$2])-([.$B7]*[.$C$2]))/[.$I7]" office:value-type="float" office:value="66.745728">
            <text:p>66.745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E7]" office:value-type="float" office:value="672">
            <text:p>672</text:p>
          </table:table-cell>
          <table:table-cell table:style-name="ce6" table:formula="of:=[.E8]*1.068" office:value-type="float" office:value="717.696">
            <text:p>717.696</text:p>
          </table:table-cell>
          <table:table-cell table:style-name="ce6" table:formula="of:=[.H8]/1.068" office:value-type="float" office:value="1138.21138211382">
            <text:p>1138.2114</text:p>
          </table:table-cell>
          <table:table-cell table:style-name="ce11" table:formula="of:=((([.$D8]*[.$C$2])^2)-(([.$B8]*[.$C$2])^2))/(2*[.$I8])" office:value-type="float" office:value="1215.60975609756">
            <text:p>1215.6098</text:p>
          </table:table-cell>
          <table:table-cell table:style-name="ce6" table:formula="of:=((([.$C8]*[.$C$2])^2)-(([.$B8]*[.$C$2])^2))/(2*[.F8])" office:value-type="float" office:value="-0.317373620276242">
            <text:p>-0.3174</text:p>
          </table:table-cell>
          <table:table-cell table:style-name="ce6" table:formula="of:=[.K8]/[.$H$2]" office:value-type="float" office:value="36.8780487804878">
            <text:p>36.878</text:p>
          </table:table-cell>
          <table:table-cell table:style-name="ce6" table:formula="of:=(([.$C8]*[.$C$2])-([.$B8]*[.$C$2]))/[.$I8]" office:value-type="float" office:value="31.5086048780488">
            <text:p>31.5086</text:p>
          </table:table-cell>
          <table:table-cell table:style-name="ce6" table:formula="of:=[.M8]/[.$H$2]" office:value-type="float" office:value="102.439024390244">
            <text:p>102.439</text:p>
          </table:table-cell>
          <table:table-cell table:style-name="ce6" table:formula="of:=(([.$D8]*[.$C$2])-([.$B8]*[.$C$2]))/[.$I8]" office:value-type="float" office:value="87.5239024390244">
            <text:p>87.5239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6" table:formula="of:=[.E8]" office:value-type="float" office:value="672">
            <text:p>672</text:p>
          </table:table-cell>
          <table:table-cell table:style-name="ce6" table:formula="of:=[.E9]*1.068" office:value-type="float" office:value="717.696">
            <text:p>717.696</text:p>
          </table:table-cell>
          <table:table-cell table:style-name="ce6" table:formula="of:=[.H9]/1.068" office:value-type="float" office:value="1263.5">
            <text:p>1263.5</text:p>
          </table:table-cell>
          <table:table-cell table:style-name="ce11" table:formula="of:=((([.$D9]*[.$C$2])^2)-(([.$B9]*[.$C$2])^2))/(2*[.$I9])" office:value-type="float" office:value="1349.418">
            <text:p>1349.418</text:p>
          </table:table-cell>
          <table:table-cell table:style-name="ce6" table:formula="of:=((([.$C9]*[.$C$2])^2)-(([.$B9]*[.$C$2])^2))/(2*[.F9])" office:value-type="float" office:value="-0.165137493477069">
            <text:p>-0.1651</text:p>
          </table:table-cell>
          <table:table-cell table:style-name="ce6" table:formula="of:=[.K9]/[.$H$2]" office:value-type="float" office:value="47.25">
            <text:p>47.25</text:p>
          </table:table-cell>
          <table:table-cell table:style-name="ce6" table:formula="of:=(([.$C9]*[.$C$2])-([.$B9]*[.$C$2]))/[.$I9]" office:value-type="float" office:value="40.3704">
            <text:p>40.3704</text:p>
          </table:table-cell>
          <table:table-cell table:style-name="ce6" table:formula="of:=[.M9]/[.$H$2]" office:value-type="float" office:value="149.625">
            <text:p>149.625</text:p>
          </table:table-cell>
          <table:table-cell table:style-name="ce6" table:formula="of:=(([.$D9]*[.$C$2])-([.$B9]*[.$C$2]))/[.$I9]" office:value-type="float" office:value="127.8396">
            <text:p>127.8396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6" table:formula="of:=[.E9]" office:value-type="float" office:value="672">
            <text:p>672</text:p>
          </table:table-cell>
          <table:table-cell table:style-name="ce6" table:formula="of:=[.E10]*1.068" office:value-type="float" office:value="717.696">
            <text:p>717.696</text:p>
          </table:table-cell>
          <table:table-cell table:style-name="ce6" table:formula="of:=[.H10]/1.068" office:value-type="float" office:value="4542.72">
            <text:p>4542.72</text:p>
          </table:table-cell>
          <table:table-cell table:style-name="ce11" table:formula="of:=((([.$D10]*[.$C$2])^2)-(([.$B10]*[.$C$2])^2))/(2*[.$I10])" office:value-type="float" office:value="4851.62496">
            <text:p>4851.625</text:p>
          </table:table-cell>
          <table:table-cell table:style-name="ce6" table:formula="of:=((([.$C10]*[.$C$2])^2)-(([.$B10]*[.$C$2])^2))/(2*[.F10])" office:value-type="float" office:value="-0.0215022777964933">
            <text:p>-0.0215</text:p>
          </table:table-cell>
          <table:table-cell table:style-name="ce6" table:formula="of:=[.K10]/[.$H$2]" office:value-type="float" office:value="60.48">
            <text:p>60.48</text:p>
          </table:table-cell>
          <table:table-cell table:style-name="ce6" table:formula="of:=(([.$C10]*[.$C$2])-([.$B10]*[.$C$2]))/[.$I10]" office:value-type="float" office:value="51.674112">
            <text:p>51.6741</text:p>
          </table:table-cell>
          <table:table-cell table:style-name="ce6" table:formula="of:=[.M10]/[.$H$2]" office:value-type="float" office:value="786.240000000001">
            <text:p>786.24</text:p>
          </table:table-cell>
          <table:table-cell table:style-name="ce6" table:formula="of:=(([.$D10]*[.$C$2])-([.$B10]*[.$C$2]))/[.$I10]" office:value-type="float" office:value="671.763456000001">
            <text:p>671.7635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264">
            <text:p>264</text:p>
          </table:table-cell>
          <table:table-cell table:style-name="ce6" table:formula="of:=[.E12]*1.068" office:value-type="float" office:value="281.952">
            <text:p>281.952</text:p>
          </table:table-cell>
          <table:table-cell table:style-name="ce6" table:formula="of:=[.H12]/1.068" office:value-type="float" office:value="160.875">
            <text:p>160.875</text:p>
          </table:table-cell>
          <table:table-cell table:style-name="ce11" table:formula="of:=((([.$C12]*[.$C$2])^2)-(([.$B12]*[.$C$2])^2))/(2*[.$I12])" office:value-type="float" office:value="171.8145">
            <text:p>171.8145</text:p>
          </table:table-cell>
          <table:table-cell table:style-name="ce6" table:formula="of:=((([.$D12]*[.$C$2])^2)-(([.$B12]*[.$C$2])^2))/(2*[.F12])" office:value-type="float" office:value="-0.560466644528234">
            <text:p>-0.5605</text:p>
          </table:table-cell>
          <table:table-cell table:style-name="ce6" table:formula="of:=[.K12]/[.$H$2]" office:value-type="float" office:value="37.125">
            <text:p>37.125</text:p>
          </table:table-cell>
          <table:table-cell table:style-name="ce6" table:formula="of:=(([.$D12]*[.$C$2])-([.$B12]*[.$C$2]))/[.$I12]" office:value-type="float" office:value="31.7196">
            <text:p>31.7196</text:p>
          </table:table-cell>
          <table:table-cell table:style-name="ce6" table:formula="of:=[.M12]/[.$H$2]" office:value-type="float" office:value="37.125">
            <text:p>37.125</text:p>
          </table:table-cell>
          <table:table-cell table:style-name="ce6" table:formula="of:=(([.$D12]*[.$C$2])-([.$B12]*[.$C$2]))/[.$I12]" office:value-type="float" office:value="31.7196">
            <text:p>31.7196</text:p>
          </table:table-cell>
          <table:table-cell office:value-type="float" office:value="-192">
            <text:p>-192</text:p>
          </table:table-cell>
          <table:table-cell table:style-name="ce6" table:formula="of:=[.N12]*1.068" office:value-type="float" office:value="-205.056">
            <text:p>-205.056</text:p>
          </table:table-cell>
          <table:table-cell table:formula="of:=SQRT(([.B12]*[.$C$2])^2+2*[.$I12]*[.$O12])/[.$C$2]" office:value-type="float" office:value="84.1124788061147">
            <text:p>84.11247880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2]" office:value-type="float" office:value="264">
            <text:p>264</text:p>
          </table:table-cell>
          <table:table-cell table:style-name="ce6" table:formula="of:=[.E13]*1.068" office:value-type="float" office:value="281.952">
            <text:p>281.952</text:p>
          </table:table-cell>
          <table:table-cell table:style-name="ce6" table:formula="of:=[.H13]/1.068" office:value-type="float" office:value="160.875">
            <text:p>160.875</text:p>
          </table:table-cell>
          <table:table-cell table:style-name="ce11" table:formula="of:=((([.$C13]*[.$C$2])^2)-(([.$B13]*[.$C$2])^2))/(2*[.$I13])" office:value-type="float" office:value="171.8145">
            <text:p>171.8145</text:p>
          </table:table-cell>
          <table:table-cell table:style-name="ce6" table:formula="of:=((([.$D13]*[.$C$2])^2)-(([.$B13]*[.$C$2])^2))/(2*[.F13])" office:value-type="float" office:value="-0.560466644528234">
            <text:p>-0.5605</text:p>
          </table:table-cell>
          <table:table-cell table:style-name="ce6" table:formula="of:=[.K13]/[.$H$2]" office:value-type="float" office:value="37.125">
            <text:p>37.125</text:p>
          </table:table-cell>
          <table:table-cell table:style-name="ce6" table:formula="of:=(([.$D13]*[.$C$2])-([.$B13]*[.$C$2]))/[.$I13]" office:value-type="float" office:value="31.7196">
            <text:p>31.7196</text:p>
          </table:table-cell>
          <table:table-cell table:style-name="ce6" table:formula="of:=[.M13]/[.$H$2]" office:value-type="float" office:value="37.125">
            <text:p>37.125</text:p>
          </table:table-cell>
          <table:table-cell table:style-name="ce6" table:formula="of:=(([.$D13]*[.$C$2])-([.$B13]*[.$C$2]))/[.$I13]" office:value-type="float" office:value="31.7196">
            <text:p>31.71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3]" office:value-type="float" office:value="264">
            <text:p>264</text:p>
          </table:table-cell>
          <table:table-cell table:style-name="ce6" table:formula="of:=[.E14]*1.068" office:value-type="float" office:value="281.952">
            <text:p>281.952</text:p>
          </table:table-cell>
          <table:table-cell table:style-name="ce6" table:formula="of:=[.H14]/1.068" office:value-type="float" office:value="160.875">
            <text:p>160.875</text:p>
          </table:table-cell>
          <table:table-cell table:style-name="ce11" table:formula="of:=((([.$C14]*[.$C$2])^2)-(([.$B14]*[.$C$2])^2))/(2*[.$I14])" office:value-type="float" office:value="171.8145">
            <text:p>171.8145</text:p>
          </table:table-cell>
          <table:table-cell table:style-name="ce6" table:formula="of:=((([.$D14]*[.$C$2])^2)-(([.$B14]*[.$C$2])^2))/(2*[.F14])" office:value-type="float" office:value="-0.560466644528234">
            <text:p>-0.5605</text:p>
          </table:table-cell>
          <table:table-cell table:style-name="ce6" table:formula="of:=[.K14]/[.$H$2]" office:value-type="float" office:value="37.125">
            <text:p>37.125</text:p>
          </table:table-cell>
          <table:table-cell table:style-name="ce6" table:formula="of:=(([.$D14]*[.$C$2])-([.$B14]*[.$C$2]))/[.$I14]" office:value-type="float" office:value="31.7196">
            <text:p>31.7196</text:p>
          </table:table-cell>
          <table:table-cell table:style-name="ce6" table:formula="of:=[.M14]/[.$H$2]" office:value-type="float" office:value="37.125">
            <text:p>37.125</text:p>
          </table:table-cell>
          <table:table-cell table:style-name="ce6" table:formula="of:=(([.$D14]*[.$C$2])-([.$B14]*[.$C$2]))/[.$I14]" office:value-type="float" office:value="31.7196">
            <text:p>31.71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Default" table:formula="of:=[.C14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4]" office:value-type="float" office:value="264">
            <text:p>264</text:p>
          </table:table-cell>
          <table:table-cell table:style-name="ce6" table:formula="of:=[.E15]*1.068" office:value-type="float" office:value="281.952">
            <text:p>281.952</text:p>
          </table:table-cell>
          <table:table-cell table:style-name="ce6" table:formula="of:=[.H15]/1.068" office:value-type="float" office:value="107.786982248521">
            <text:p>107.787</text:p>
          </table:table-cell>
          <table:table-cell table:style-name="ce11" table:formula="of:=((([.$C15]*[.$C$2])^2)-(([.$B15]*[.$C$2])^2))/(2*[.$I15])" office:value-type="float" office:value="115.11649704142">
            <text:p>115.1165</text:p>
          </table:table-cell>
          <table:table-cell table:style-name="ce6" table:formula="of:=((([.$D15]*[.$C$2])^2)-(([.$B15]*[.$C$2])^2))/(2*[.F15])" office:value-type="float" office:value="-0.369995558301842">
            <text:p>-0.37</text:p>
          </table:table-cell>
          <table:table-cell table:style-name="ce6" table:formula="of:=[.K15]/[.$H$2]" office:value-type="float" office:value="45.6923076923077">
            <text:p>45.6923</text:p>
          </table:table-cell>
          <table:table-cell table:style-name="ce6" table:formula="of:=(([.$D15]*[.$C$2])-([.$B15]*[.$C$2]))/[.$I15]" office:value-type="float" office:value="39.0395076923077">
            <text:p>39.0395</text:p>
          </table:table-cell>
          <table:table-cell table:style-name="ce6" table:formula="of:=[.M15]/[.$H$2]" office:value-type="float" office:value="45.6923076923077">
            <text:p>45.6923</text:p>
          </table:table-cell>
          <table:table-cell table:style-name="ce6" table:formula="of:=(([.$D15]*[.$C$2])-([.$B15]*[.$C$2]))/[.$I15]" office:value-type="float" office:value="39.0395076923077">
            <text:p>39.0395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Default" table:formula="of:=[.C15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5]" office:value-type="float" office:value="264">
            <text:p>264</text:p>
          </table:table-cell>
          <table:table-cell table:style-name="ce6" table:formula="of:=[.E16]*1.068" office:value-type="float" office:value="281.952">
            <text:p>281.952</text:p>
          </table:table-cell>
          <table:table-cell table:style-name="ce6" table:formula="of:=[.H16]/1.068" office:value-type="float" office:value="80.6666666666667">
            <text:p>80.6667</text:p>
          </table:table-cell>
          <table:table-cell table:style-name="ce11" table:formula="of:=((([.$C16]*[.$C$2])^2)-(([.$B16]*[.$C$2])^2))/(2*[.$I16])" office:value-type="float" office:value="86.1520000000001">
            <text:p>86.152</text:p>
          </table:table-cell>
          <table:table-cell table:style-name="ce6" table:formula="of:=((([.$D16]*[.$C$2])^2)-(([.$B16]*[.$C$2])^2))/(2*[.F16])" office:value-type="float" office:value="-0.315262487547132">
            <text:p>-0.3153</text:p>
          </table:table-cell>
          <table:table-cell table:style-name="ce6" table:formula="of:=[.K16]/[.$H$2]" office:value-type="float" office:value="49.5">
            <text:p>49.5</text:p>
          </table:table-cell>
          <table:table-cell table:style-name="ce6" table:formula="of:=(([.$D16]*[.$C$2])-([.$B16]*[.$C$2]))/[.$I16]" office:value-type="float" office:value="42.2928">
            <text:p>42.2928</text:p>
          </table:table-cell>
          <table:table-cell table:style-name="ce6" table:formula="of:=[.M16]/[.$H$2]" office:value-type="float" office:value="49.5">
            <text:p>49.5</text:p>
          </table:table-cell>
          <table:table-cell table:style-name="ce6" table:formula="of:=(([.$D16]*[.$C$2])-([.$B16]*[.$C$2]))/[.$I16]" office:value-type="float" office:value="42.2928">
            <text:p>42.2928</text:p>
          </table:table-cell>
          <table:table-cell table:number-columns-repeated="3"/>
          <table:table-cell table:style-name="Default" table:number-columns-repeated="5"/>
          <table:table-cell table:style-name="ce3"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8]/1.068" office:value-type="float" office:value="809.290322580645">
            <text:p>809.2903</text:p>
          </table:table-cell>
          <table:table-cell table:style-name="ce11" table:formula="of:=((([.$C18]*[.$C$2])^2)-(([.$B18]*[.$C$2])^2))/(2*[.$I18])" office:value-type="float" office:value="864.322064516129">
            <text:p>864.3221</text:p>
          </table:table-cell>
          <table:table-cell table:style-name="ce6" table:formula="of:=[.H18]/1.068" office:value-type="float" office:value="963.440860215054">
            <text:p>963.4409</text:p>
          </table:table-cell>
          <table:table-cell table:style-name="ce11" table:formula="of:=((([.$D18]*[.$C$2])^2)-(([.$B18]*[.$C$2])^2))/(2*[.$I18])" office:value-type="float" office:value="1028.95483870968">
            <text:p>1028.9548</text:p>
          </table:table-cell>
          <table:table-cell table:style-name="ce6" table:formula="of:=[.I6]" office:value-type="float" office:value="-0.959861680835463">
            <text:p>-0.9599</text:p>
          </table:table-cell>
          <table:table-cell table:style-name="ce6" table:formula="of:=[.K18]/[.$H$2]" office:value-type="float" office:value="32.5161290322581">
            <text:p>32.5161</text:p>
          </table:table-cell>
          <table:table-cell table:style-name="ce6" table:formula="of:=(([.$C18]*[.$C$2])-([.$B18]*[.$C$2]))/[.$I18]" office:value-type="float" office:value="27.7817806451613">
            <text:p>27.7818</text:p>
          </table:table-cell>
          <table:table-cell table:style-name="ce6" table:formula="of:=[.M18]/[.$H$2]" office:value-type="float" office:value="54.1935483870968">
            <text:p>54.1935</text:p>
          </table:table-cell>
          <table:table-cell table:style-name="ce6" table:formula="of:=(([.$D18]*[.$C$2])-([.$B18]*[.$C$2]))/[.$I18]" office:value-type="float" office:value="46.3029677419355">
            <text:p>46.30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3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9]/1.068" office:value-type="float" office:value="789.6">
            <text:p>789.6</text:p>
          </table:table-cell>
          <table:table-cell table:style-name="ce11" table:formula="of:=((([.$C19]*[.$C$2])^2)-(([.$B19]*[.$C$2])^2))/(2*[.$I19])" office:value-type="float" office:value="843.2928">
            <text:p>843.2928</text:p>
          </table:table-cell>
          <table:table-cell table:style-name="ce6" table:formula="of:=[.H19]/1.068" office:value-type="float" office:value="1076.32">
            <text:p>1076.32</text:p>
          </table:table-cell>
          <table:table-cell table:style-name="ce11" table:formula="of:=((([.$D19]*[.$C$2])^2)-(([.$B19]*[.$C$2])^2))/(2*[.$I19])" office:value-type="float" office:value="1149.50976">
            <text:p>1149.5098</text:p>
          </table:table-cell>
          <table:table-cell table:style-name="ce6" table:formula="of:=[.I7]" office:value-type="float" office:value="-0.516054667115841">
            <text:p>-0.5161</text:p>
          </table:table-cell>
          <table:table-cell table:style-name="ce6" table:formula="of:=[.K19]/[.$H$2]" office:value-type="float" office:value="37.8">
            <text:p>37.8</text:p>
          </table:table-cell>
          <table:table-cell table:style-name="ce6" table:formula="of:=(([.$C19]*[.$C$2])-([.$B19]*[.$C$2]))/[.$I19]" office:value-type="float" office:value="32.29632">
            <text:p>32.2963</text:p>
          </table:table-cell>
          <table:table-cell table:style-name="ce6" table:formula="of:=[.M19]/[.$H$2]" office:value-type="float" office:value="78.12">
            <text:p>78.12</text:p>
          </table:table-cell>
          <table:table-cell table:style-name="ce6" table:formula="of:=(([.$D19]*[.$C$2])-([.$B19]*[.$C$2]))/[.$I19]" office:value-type="float" office:value="66.745728">
            <text:p>66.745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4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0]/1.068" office:value-type="float" office:value="672">
            <text:p>672</text:p>
          </table:table-cell>
          <table:table-cell table:style-name="ce11" table:formula="of:=((([.$C20]*[.$C$2])^2)-(([.$B20]*[.$C$2])^2))/(2*[.$I20])" office:value-type="float" office:value="717.696">
            <text:p>717.696</text:p>
          </table:table-cell>
          <table:table-cell table:style-name="ce6" table:formula="of:=[.H20]/1.068" office:value-type="float" office:value="1138.21138211382">
            <text:p>1138.2114</text:p>
          </table:table-cell>
          <table:table-cell table:style-name="ce11" table:formula="of:=((([.$D20]*[.$C$2])^2)-(([.$B20]*[.$C$2])^2))/(2*[.$I20])" office:value-type="float" office:value="1215.60975609756">
            <text:p>1215.6098</text:p>
          </table:table-cell>
          <table:table-cell table:style-name="ce6" table:formula="of:=[.I8]" office:value-type="float" office:value="-0.317373620276242">
            <text:p>-0.3174</text:p>
          </table:table-cell>
          <table:table-cell table:style-name="ce6" table:formula="of:=[.K20]/[.$H$2]" office:value-type="float" office:value="36.8780487804878">
            <text:p>36.878</text:p>
          </table:table-cell>
          <table:table-cell table:style-name="ce6" table:formula="of:=(([.$C20]*[.$C$2])-([.$B20]*[.$C$2]))/[.$I20]" office:value-type="float" office:value="31.5086048780488">
            <text:p>31.5086</text:p>
          </table:table-cell>
          <table:table-cell table:style-name="ce6" table:formula="of:=[.M20]/[.$H$2]" office:value-type="float" office:value="102.439024390244">
            <text:p>102.439</text:p>
          </table:table-cell>
          <table:table-cell table:style-name="ce6" table:formula="of:=(([.$D20]*[.$C$2])-([.$B20]*[.$C$2]))/[.$I20]" office:value-type="float" office:value="87.5239024390244">
            <text:p>87.523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5]"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6" table:formula="of:=[.F21]/1.068" office:value-type="float" office:value="672">
            <text:p>672</text:p>
          </table:table-cell>
          <table:table-cell table:style-name="ce11" table:formula="of:=((([.$C21]*[.$C$2])^2)-(([.$B21]*[.$C$2])^2))/(2*[.$I21])" office:value-type="float" office:value="717.696">
            <text:p>717.696</text:p>
          </table:table-cell>
          <table:table-cell table:style-name="ce6" table:formula="of:=[.H21]/1.068" office:value-type="float" office:value="1263.5">
            <text:p>1263.5</text:p>
          </table:table-cell>
          <table:table-cell table:style-name="ce11" table:formula="of:=((([.$D21]*[.$C$2])^2)-(([.$B21]*[.$C$2])^2))/(2*[.$I21])" office:value-type="float" office:value="1349.418">
            <text:p>1349.418</text:p>
          </table:table-cell>
          <table:table-cell table:style-name="ce6" table:formula="of:=[.I9]" office:value-type="float" office:value="-0.165137493477069">
            <text:p>-0.1651</text:p>
          </table:table-cell>
          <table:table-cell table:style-name="ce6" table:formula="of:=[.K21]/[.$H$2]" office:value-type="float" office:value="47.25">
            <text:p>47.25</text:p>
          </table:table-cell>
          <table:table-cell table:style-name="ce6" table:formula="of:=(([.$C21]*[.$C$2])-([.$B21]*[.$C$2]))/[.$I21]" office:value-type="float" office:value="40.3704">
            <text:p>40.3704</text:p>
          </table:table-cell>
          <table:table-cell table:style-name="ce6" table:formula="of:=[.M21]/[.$H$2]" office:value-type="float" office:value="149.625">
            <text:p>149.625</text:p>
          </table:table-cell>
          <table:table-cell table:style-name="ce6" table:formula="of:=(([.$D21]*[.$C$2])-([.$B21]*[.$C$2]))/[.$I21]" office:value-type="float" office:value="127.8396">
            <text:p>127.83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10]" office:value-type="float" office:value="52">
            <text:p>52</text:p>
          </table:table-cell>
          <table:table-cell table:formula="of:=[.B$16]"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6" table:formula="of:=[.F22]/1.068" office:value-type="float" office:value="672">
            <text:p>672</text:p>
          </table:table-cell>
          <table:table-cell table:style-name="ce11" table:formula="of:=((([.$C22]*[.$C$2])^2)-(([.$B22]*[.$C$2])^2))/(2*[.$I22])" office:value-type="float" office:value="717.696">
            <text:p>717.696</text:p>
          </table:table-cell>
          <table:table-cell table:style-name="ce6" table:formula="of:=[.H22]/1.068" office:value-type="float" office:value="4542.72">
            <text:p>4542.72</text:p>
          </table:table-cell>
          <table:table-cell table:style-name="ce11" table:formula="of:=((([.$D22]*[.$C$2])^2)-(([.$B22]*[.$C$2])^2))/(2*[.$I22])" office:value-type="float" office:value="4851.62496">
            <text:p>4851.625</text:p>
          </table:table-cell>
          <table:table-cell table:style-name="ce6" table:formula="of:=[.I10]" office:value-type="float" office:value="-0.0215022777964933">
            <text:p>-0.0215</text:p>
          </table:table-cell>
          <table:table-cell table:style-name="ce6" table:formula="of:=[.K22]/[.$H$2]" office:value-type="float" office:value="60.48">
            <text:p>60.48</text:p>
          </table:table-cell>
          <table:table-cell table:style-name="ce6" table:formula="of:=(([.$C22]*[.$C$2])-([.$B22]*[.$C$2]))/[.$I22]" office:value-type="float" office:value="51.674112">
            <text:p>51.6741</text:p>
          </table:table-cell>
          <table:table-cell table:style-name="ce6" table:formula="of:=[.M22]/[.$H$2]" office:value-type="float" office:value="786.240000000001">
            <text:p>786.24</text:p>
          </table:table-cell>
          <table:table-cell table:style-name="ce6" table:formula="of:=(([.$D22]*[.$C$2])-([.$B22]*[.$C$2]))/[.$I22]" office:value-type="float" office:value="671.763456000001">
            <text:p>671.7635</text:p>
          </table:table-cell>
          <table:table-cell table:number-columns-repeated="3"/>
          <table:table-cell table:style-name="Default" table:number-columns-repeated="5"/>
          <table:table-cell table:style-name="ce3"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6" table:formula="of:=[.F24]/1.068" office:value-type="float" office:value="587.096774193548">
            <text:p>587.0968</text:p>
          </table:table-cell>
          <table:table-cell table:style-name="ce11" table:formula="of:=((([.$C24]*[.$C$2])^2)-(([.$B24]*[.$C$2])^2))/(2*[.$I24])" office:value-type="float" office:value="627.01935483871">
            <text:p>627.0194</text:p>
          </table:table-cell>
          <table:table-cell table:style-name="ce6" table:formula="of:=[.H24]/1.068" office:value-type="float" office:value="963.440860215054">
            <text:p>963.4409</text:p>
          </table:table-cell>
          <table:table-cell table:style-name="ce11" table:formula="of:=((([.$D24]*[.$C$2])^2)-(([.$B24]*[.$C$2])^2))/(2*[.$I24])" office:value-type="float" office:value="1028.95483870968">
            <text:p>1028.9548</text:p>
          </table:table-cell>
          <table:table-cell table:style-name="ce6" table:formula="of:=[.I18]" office:value-type="float" office:value="-0.959861680835463">
            <text:p>-0.9599</text:p>
          </table:table-cell>
          <table:table-cell table:style-name="ce6" table:formula="of:=[.K24]/[.$H$2]" office:value-type="float" office:value="20.3225806451613">
            <text:p>20.3226</text:p>
          </table:table-cell>
          <table:table-cell table:style-name="ce6" table:formula="of:=(([.$C24]*[.$C$2])-([.$B24]*[.$C$2]))/[.$I24]" office:value-type="float" office:value="17.3636129032258">
            <text:p>17.3636</text:p>
          </table:table-cell>
          <table:table-cell table:style-name="ce6" table:formula="of:=[.M24]/[.$H$2]" office:value-type="float" office:value="54.1935483870968">
            <text:p>54.1935</text:p>
          </table:table-cell>
          <table:table-cell table:style-name="ce6" table:formula="of:=(([.$D24]*[.$C$2])-([.$B24]*[.$C$2]))/[.$I24]" office:value-type="float" office:value="46.3029677419355">
            <text:p>46.30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5]/1.068" office:value-type="float" office:value="534.24">
            <text:p>534.24</text:p>
          </table:table-cell>
          <table:table-cell table:style-name="ce11" table:formula="of:=((([.$C25]*[.$C$2])^2)-(([.$B25]*[.$C$2])^2))/(2*[.$I25])" office:value-type="float" office:value="570.56832">
            <text:p>570.5683</text:p>
          </table:table-cell>
          <table:table-cell table:style-name="ce6" table:formula="of:=[.H25]/1.068" office:value-type="float" office:value="1076.32">
            <text:p>1076.32</text:p>
          </table:table-cell>
          <table:table-cell table:style-name="ce11" table:formula="of:=((([.$D25]*[.$C$2])^2)-(([.$B25]*[.$C$2])^2))/(2*[.$I25])" office:value-type="float" office:value="1149.50976">
            <text:p>1149.5098</text:p>
          </table:table-cell>
          <table:table-cell table:style-name="ce6" table:formula="of:=[.I19]" office:value-type="float" office:value="-0.516054667115841">
            <text:p>-0.5161</text:p>
          </table:table-cell>
          <table:table-cell table:style-name="ce6" table:formula="of:=[.K25]/[.$H$2]" office:value-type="float" office:value="22.68">
            <text:p>22.68</text:p>
          </table:table-cell>
          <table:table-cell table:style-name="ce6" table:formula="of:=(([.$C25]*[.$C$2])-([.$B25]*[.$C$2]))/[.$I25]" office:value-type="float" office:value="19.377792">
            <text:p>19.3778</text:p>
          </table:table-cell>
          <table:table-cell table:style-name="ce6" table:formula="of:=[.M25]/[.$H$2]" office:value-type="float" office:value="78.12">
            <text:p>78.12</text:p>
          </table:table-cell>
          <table:table-cell table:style-name="ce6" table:formula="of:=(([.$D25]*[.$C$2])-([.$B25]*[.$C$2]))/[.$I25]" office:value-type="float" office:value="66.745728">
            <text:p>66.745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6]/1.068" office:value-type="float" office:value="256.780487804878">
            <text:p>256.7805</text:p>
          </table:table-cell>
          <table:table-cell table:style-name="ce11" table:formula="of:=((([.$C26]*[.$C$2])^2)-(([.$B26]*[.$C$2])^2))/(2*[.$I26])" office:value-type="float" office:value="274.24156097561">
            <text:p>274.2416</text:p>
          </table:table-cell>
          <table:table-cell table:style-name="ce6" table:formula="of:=[.H26]/1.068" office:value-type="float" office:value="1138.21138211382">
            <text:p>1138.2114</text:p>
          </table:table-cell>
          <table:table-cell table:style-name="ce11" table:formula="of:=((([.$D26]*[.$C$2])^2)-(([.$B26]*[.$C$2])^2))/(2*[.$I26])" office:value-type="float" office:value="1215.60975609756">
            <text:p>1215.6098</text:p>
          </table:table-cell>
          <table:table-cell table:style-name="ce6" table:formula="of:=[.I20]" office:value-type="float" office:value="-0.317373620276242">
            <text:p>-0.3174</text:p>
          </table:table-cell>
          <table:table-cell table:style-name="ce6" table:formula="of:=[.K26]/[.$H$2]" office:value-type="float" office:value="12.2926829268293">
            <text:p>12.2927</text:p>
          </table:table-cell>
          <table:table-cell table:style-name="ce6" table:formula="of:=(([.$C26]*[.$C$2])-([.$B26]*[.$C$2]))/[.$I26]" office:value-type="float" office:value="10.5028682926829">
            <text:p>10.5029</text:p>
          </table:table-cell>
          <table:table-cell table:style-name="ce6" table:formula="of:=[.M26]/[.$H$2]" office:value-type="float" office:value="102.439024390244">
            <text:p>102.439</text:p>
          </table:table-cell>
          <table:table-cell table:style-name="ce6" table:formula="of:=(([.$D26]*[.$C$2])-([.$B26]*[.$C$2]))/[.$I26]" office:value-type="float" office:value="87.5239024390244">
            <text:p>87.523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6" table:formula="of:=[.F27]/1.068" office:value-type="float" office:value="-0">
            <text:p>0</text:p>
          </table:table-cell>
          <table:table-cell table:style-name="ce11" table:formula="of:=((([.$C27]*[.$C$2])^2)-(([.$B27]*[.$C$2])^2))/(2*[.$I27])" office:value-type="float" office:value="-0">
            <text:p>0</text:p>
          </table:table-cell>
          <table:table-cell table:style-name="ce6" table:formula="of:=[.H27]/1.068" office:value-type="float" office:value="1263.5">
            <text:p>1263.5</text:p>
          </table:table-cell>
          <table:table-cell table:style-name="ce11" table:formula="of:=((([.$D27]*[.$C$2])^2)-(([.$B27]*[.$C$2])^2))/(2*[.$I27])" office:value-type="float" office:value="1349.418">
            <text:p>1349.418</text:p>
          </table:table-cell>
          <table:table-cell table:style-name="ce6" table:formula="of:=[.I21]" office:value-type="float" office:value="-0.165137493477069">
            <text:p>-0.1651</text:p>
          </table:table-cell>
          <table:table-cell table:style-name="ce6" table:formula="of:=[.K27]/[.$H$2]" office:value-type="float" office:value="-0">
            <text:p>0</text:p>
          </table:table-cell>
          <table:table-cell table:style-name="ce6" table:formula="of:=(([.$C27]*[.$C$2])-([.$B27]*[.$C$2]))/[.$I27]" office:value-type="float" office:value="-0">
            <text:p>0</text:p>
          </table:table-cell>
          <table:table-cell table:style-name="ce6" table:formula="of:=[.M27]/[.$H$2]" office:value-type="float" office:value="149.625">
            <text:p>149.625</text:p>
          </table:table-cell>
          <table:table-cell table:style-name="ce6" table:formula="of:=(([.$D27]*[.$C$2])-([.$B27]*[.$C$2]))/[.$I27]" office:value-type="float" office:value="127.8396">
            <text:p>127.83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10]" office:value-type="float" office:value="52">
            <text:p>52</text:p>
          </table:table-cell>
          <table:table-cell table:formula="of:=[.B$16]"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6" table:formula="of:=[.F28]/1.068" office:value-type="float" office:value="672">
            <text:p>672</text:p>
          </table:table-cell>
          <table:table-cell table:style-name="ce11" table:formula="of:=((([.$C28]*[.$C$2])^2)-(([.$B28]*[.$C$2])^2))/(2*[.$I28])" office:value-type="float" office:value="717.696">
            <text:p>717.696</text:p>
          </table:table-cell>
          <table:table-cell table:style-name="ce6" table:formula="of:=[.H28]/1.068" office:value-type="float" office:value="4542.72">
            <text:p>4542.72</text:p>
          </table:table-cell>
          <table:table-cell table:style-name="ce11" table:formula="of:=((([.$D28]*[.$C$2])^2)-(([.$B28]*[.$C$2])^2))/(2*[.$I28])" office:value-type="float" office:value="4851.62496">
            <text:p>4851.625</text:p>
          </table:table-cell>
          <table:table-cell table:style-name="ce6" table:formula="of:=[.I22]" office:value-type="float" office:value="-0.0215022777964933">
            <text:p>-0.0215</text:p>
          </table:table-cell>
          <table:table-cell table:style-name="ce6" table:formula="of:=[.K28]/[.$H$2]" office:value-type="float" office:value="60.48">
            <text:p>60.48</text:p>
          </table:table-cell>
          <table:table-cell table:style-name="ce6" table:formula="of:=(([.$C28]*[.$C$2])-([.$B28]*[.$C$2]))/[.$I28]" office:value-type="float" office:value="51.674112">
            <text:p>51.6741</text:p>
          </table:table-cell>
          <table:table-cell table:style-name="ce6" table:formula="of:=[.M28]/[.$H$2]" office:value-type="float" office:value="786.240000000001">
            <text:p>786.24</text:p>
          </table:table-cell>
          <table:table-cell table:style-name="ce6" table:formula="of:=(([.$D28]*[.$C$2])-([.$B28]*[.$C$2]))/[.$I28]" office:value-type="float" office:value="671.763456000001">
            <text:p>671.7635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4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0]/1.068" office:value-type="float" office:value="222.193548387097">
            <text:p>222.1935</text:p>
          </table:table-cell>
          <table:table-cell table:style-name="ce11" table:formula="of:=((([.$C30]*[.$C$2])^2)-(([.$B30]*[.$C$2])^2))/(2*[.$I30])" office:value-type="float" office:value="237.302709677419">
            <text:p>237.3027</text:p>
          </table:table-cell>
          <table:table-cell table:style-name="ce6" table:formula="of:=[.H30]/1.068" office:value-type="float" office:value="376.344086021505">
            <text:p>376.3441</text:p>
          </table:table-cell>
          <table:table-cell table:style-name="ce11" table:formula="of:=((([.$D30]*[.$C$2])^2)-(([.$B30]*[.$C$2])^2))/(2*[.$I30])" office:value-type="float" office:value="401.935483870968">
            <text:p>401.9355</text:p>
          </table:table-cell>
          <table:table-cell table:style-name="ce6" table:formula="of:=[.I24]" office:value-type="float" office:value="-0.959861680835463">
            <text:p>-0.9599</text:p>
          </table:table-cell>
          <table:table-cell table:style-name="ce6" table:formula="of:=[.K30]/[.$H$2]" office:value-type="float" office:value="12.1935483870968">
            <text:p>12.1935</text:p>
          </table:table-cell>
          <table:table-cell table:style-name="ce6" table:formula="of:=(([.$C30]*[.$C$2])-([.$B30]*[.$C$2]))/[.$I30]" office:value-type="float" office:value="10.4181677419355">
            <text:p>10.4182</text:p>
          </table:table-cell>
          <table:table-cell table:style-name="ce6" table:formula="of:=[.M30]/[.$H$2]" office:value-type="float" office:value="33.8709677419355">
            <text:p>33.871</text:p>
          </table:table-cell>
          <table:table-cell table:style-name="ce6" table:formula="of:=(([.$D30]*[.$C$2])-([.$B30]*[.$C$2]))/[.$I30]" office:value-type="float" office:value="28.9393548387097">
            <text:p>28.939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5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1]/1.068" office:value-type="float" office:value="255.36">
            <text:p>255.36</text:p>
          </table:table-cell>
          <table:table-cell table:style-name="ce11" table:formula="of:=((([.$C31]*[.$C$2])^2)-(([.$B31]*[.$C$2])^2))/(2*[.$I31])" office:value-type="float" office:value="272.72448">
            <text:p>272.7245</text:p>
          </table:table-cell>
          <table:table-cell table:style-name="ce6" table:formula="of:=[.H31]/1.068" office:value-type="float" office:value="542.08">
            <text:p>542.08</text:p>
          </table:table-cell>
          <table:table-cell table:style-name="ce11" table:formula="of:=((([.$D31]*[.$C$2])^2)-(([.$B31]*[.$C$2])^2))/(2*[.$I31])" office:value-type="float" office:value="578.94144">
            <text:p>578.9414</text:p>
          </table:table-cell>
          <table:table-cell table:style-name="ce6" table:formula="of:=[.I25]" office:value-type="float" office:value="-0.516054667115841">
            <text:p>-0.5161</text:p>
          </table:table-cell>
          <table:table-cell table:style-name="ce6" table:formula="of:=[.K31]/[.$H$2]" office:value-type="float" office:value="15.12">
            <text:p>15.12</text:p>
          </table:table-cell>
          <table:table-cell table:style-name="ce6" table:formula="of:=(([.$C31]*[.$C$2])-([.$B31]*[.$C$2]))/[.$I31]" office:value-type="float" office:value="12.918528">
            <text:p>12.9185</text:p>
          </table:table-cell>
          <table:table-cell table:style-name="ce6" table:formula="of:=[.M31]/[.$H$2]" office:value-type="float" office:value="55.44">
            <text:p>55.44</text:p>
          </table:table-cell>
          <table:table-cell table:style-name="ce6" table:formula="of:=(([.$D31]*[.$C$2])-([.$B31]*[.$C$2]))/[.$I31]" office:value-type="float" office:value="47.367936">
            <text:p>47.367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6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2]/1.068" office:value-type="float" office:value="415.219512195122">
            <text:p>415.2195</text:p>
          </table:table-cell>
          <table:table-cell table:style-name="ce11" table:formula="of:=((([.$C32]*[.$C$2])^2)-(([.$B32]*[.$C$2])^2))/(2*[.$I32])" office:value-type="float" office:value="443.45443902439">
            <text:p>443.4544</text:p>
          </table:table-cell>
          <table:table-cell table:style-name="ce6" table:formula="of:=[.H32]/1.068" office:value-type="float" office:value="881.430894308943">
            <text:p>881.4309</text:p>
          </table:table-cell>
          <table:table-cell table:style-name="ce11" table:formula="of:=((([.$D32]*[.$C$2])^2)-(([.$B32]*[.$C$2])^2))/(2*[.$I32])" office:value-type="float" office:value="941.368195121951">
            <text:p>941.3682</text:p>
          </table:table-cell>
          <table:table-cell table:style-name="ce6" table:formula="of:=[.I26]" office:value-type="float" office:value="-0.317373620276242">
            <text:p>-0.3174</text:p>
          </table:table-cell>
          <table:table-cell table:style-name="ce6" table:formula="of:=[.K32]/[.$H$2]" office:value-type="float" office:value="24.5853658536585">
            <text:p>24.5854</text:p>
          </table:table-cell>
          <table:table-cell table:style-name="ce6" table:formula="of:=(([.$C32]*[.$C$2])-([.$B32]*[.$C$2]))/[.$I32]" office:value-type="float" office:value="21.0057365853659">
            <text:p>21.0057</text:p>
          </table:table-cell>
          <table:table-cell table:style-name="ce6" table:formula="of:=[.M32]/[.$H$2]" office:value-type="float" office:value="90.1463414634146">
            <text:p>90.1463</text:p>
          </table:table-cell>
          <table:table-cell table:style-name="ce6" table:formula="of:=(([.$D32]*[.$C$2])-([.$B32]*[.$C$2]))/[.$I32]" office:value-type="float" office:value="77.0210341463415">
            <text:p>77.02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7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3]/1.068" office:value-type="float" office:value="367.5">
            <text:p>367.5</text:p>
          </table:table-cell>
          <table:table-cell table:style-name="ce11" table:formula="of:=((([.$C33]*[.$C$2])^2)-(([.$B33]*[.$C$2])^2))/(2*[.$I33])" office:value-type="float" office:value="392.49">
            <text:p>392.49</text:p>
          </table:table-cell>
          <table:table-cell table:style-name="ce6" table:formula="of:=[.H33]/1.068" office:value-type="float" office:value="1263.5">
            <text:p>1263.5</text:p>
          </table:table-cell>
          <table:table-cell table:style-name="ce11" table:formula="of:=((([.$D33]*[.$C$2])^2)-(([.$B33]*[.$C$2])^2))/(2*[.$I33])" office:value-type="float" office:value="1349.418">
            <text:p>1349.418</text:p>
          </table:table-cell>
          <table:table-cell table:style-name="ce6" table:formula="of:=[.I27]" office:value-type="float" office:value="-0.165137493477069">
            <text:p>-0.1651</text:p>
          </table:table-cell>
          <table:table-cell table:style-name="ce6" table:formula="of:=[.K33]/[.$H$2]" office:value-type="float" office:value="23.625">
            <text:p>23.625</text:p>
          </table:table-cell>
          <table:table-cell table:style-name="ce6" table:formula="of:=(([.$C33]*[.$C$2])-([.$B33]*[.$C$2]))/[.$I33]" office:value-type="float" office:value="20.1852">
            <text:p>20.1852</text:p>
          </table:table-cell>
          <table:table-cell table:style-name="ce6" table:formula="of:=[.M33]/[.$H$2]" office:value-type="float" office:value="149.625">
            <text:p>149.625</text:p>
          </table:table-cell>
          <table:table-cell table:style-name="ce6" table:formula="of:=(([.$D33]*[.$C$2])-([.$B33]*[.$C$2]))/[.$I33]" office:value-type="float" office:value="127.8396">
            <text:p>127.83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8]" office:value-type="float" office:value="48">
            <text:p>48</text:p>
          </table:table-cell>
          <table:table-cell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6" table:formula="of:=[.F34]/1.068" office:value-type="float" office:value="-672">
            <text:p>-672</text:p>
          </table:table-cell>
          <table:table-cell table:style-name="ce11" table:formula="of:=((([.$C34]*[.$C$2])^2)-(([.$B34]*[.$C$2])^2))/(2*[.$I34])" office:value-type="float" office:value="-717.696">
            <text:p>-717.696</text:p>
          </table:table-cell>
          <table:table-cell table:style-name="ce6" table:formula="of:=[.H34]/1.068" office:value-type="float" office:value="3870.72">
            <text:p>3870.72</text:p>
          </table:table-cell>
          <table:table-cell table:style-name="ce11" table:formula="of:=((([.$D34]*[.$C$2])^2)-(([.$B34]*[.$C$2])^2))/(2*[.$I34])" office:value-type="float" office:value="4133.92896">
            <text:p>4133.929</text:p>
          </table:table-cell>
          <table:table-cell table:style-name="ce6" table:formula="of:=[.I28]" office:value-type="float" office:value="-0.0215022777964933">
            <text:p>-0.0215</text:p>
          </table:table-cell>
          <table:table-cell table:style-name="ce6" table:formula="of:=[.K34]/[.$H$2]" office:value-type="float" office:value="-60.48">
            <text:p>-60.48</text:p>
          </table:table-cell>
          <table:table-cell table:style-name="ce6" table:formula="of:=(([.$C34]*[.$C$2])-([.$B34]*[.$C$2]))/[.$I34]" office:value-type="float" office:value="-51.674112">
            <text:p>-51.6741</text:p>
          </table:table-cell>
          <table:table-cell table:style-name="ce6" table:formula="of:=[.M34]/[.$H$2]" office:value-type="float" office:value="725.760000000001">
            <text:p>725.76</text:p>
          </table:table-cell>
          <table:table-cell table:style-name="ce6" table:formula="of:=(([.$D34]*[.$C$2])-([.$B34]*[.$C$2]))/[.$I34]" office:value-type="float" office:value="620.089344000001">
            <text:p>620.089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37]*1.068" office:value-type="float" office:value="1204.704">
            <text:p>1204.704</text:p>
          </table:table-cell>
          <table:table-cell table:style-name="ce6" table:formula="of:=[.H37]/1.068" office:value-type="float" office:value="1128">
            <text:p>1128</text:p>
          </table:table-cell>
          <table:table-cell table:style-name="ce11" table:formula="of:=((([.$D37]*[.$C$2])^2)-(([.$B37]*[.$C$2])^2))/(2*[.$I37])" office:value-type="float" office:value="1204.704">
            <text:p>1204.704</text:p>
          </table:table-cell>
          <table:table-cell table:style-name="ce6" table:formula="of:=((([.$C37]*[.$C$2])^2)-(([.$B37]*[.$C$2])^2))/(2*[.F37])" office:value-type="float" office:value="-0.819831527900342">
            <text:p>-0.8198</text:p>
          </table:table-cell>
          <table:table-cell table:style-name="ce6" table:formula="of:=[.K37]/[.$H$2]" office:value-type="float" office:value="63.45">
            <text:p>63.45</text:p>
          </table:table-cell>
          <table:table-cell table:style-name="ce6" table:formula="of:=(([.$C37]*[.$C$2])-([.$B37]*[.$C$2]))/[.$I37]" office:value-type="float" office:value="54.21168">
            <text:p>54.2117</text:p>
          </table:table-cell>
          <table:table-cell table:style-name="ce6" table:formula="of:=[.M37]/[.$H$2]" office:value-type="float" office:value="63.45">
            <text:p>63.45</text:p>
          </table:table-cell>
          <table:table-cell table:style-name="ce6" table:formula="of:=(([.$D37]*[.$C$2])-([.$B37]*[.$C$2]))/[.$I37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7]" office:value-type="float" office:value="1128">
            <text:p>1128</text:p>
          </table:table-cell>
          <table:table-cell table:style-name="ce6" table:formula="of:=[.E38]*1.068" office:value-type="float" office:value="1204.704">
            <text:p>1204.704</text:p>
          </table:table-cell>
          <table:table-cell table:style-name="ce6" table:formula="of:=[.H38]/1.068" office:value-type="float" office:value="1128">
            <text:p>1128</text:p>
          </table:table-cell>
          <table:table-cell table:style-name="ce11" table:formula="of:=((([.$D38]*[.$C$2])^2)-(([.$B38]*[.$C$2])^2))/(2*[.$I38])" office:value-type="float" office:value="1204.704">
            <text:p>1204.704</text:p>
          </table:table-cell>
          <table:table-cell table:style-name="ce6" table:formula="of:=((([.$C38]*[.$C$2])^2)-(([.$B38]*[.$C$2])^2))/(2*[.F38])" office:value-type="float" office:value="-0.492411311445143">
            <text:p>-0.4924</text:p>
          </table:table-cell>
          <table:table-cell table:style-name="ce6" table:formula="of:=[.K38]/[.$H$2]" office:value-type="float" office:value="81.8709677419355">
            <text:p>81.871</text:p>
          </table:table-cell>
          <table:table-cell table:style-name="ce6" table:formula="of:=(([.$C38]*[.$C$2])-([.$B38]*[.$C$2]))/[.$I38]" office:value-type="float" office:value="69.9505548387097">
            <text:p>69.9506</text:p>
          </table:table-cell>
          <table:table-cell table:style-name="ce6" table:formula="of:=[.M38]/[.$H$2]" office:value-type="float" office:value="81.8709677419355">
            <text:p>81.871</text:p>
          </table:table-cell>
          <table:table-cell table:style-name="ce6" table:formula="of:=(([.$D38]*[.$C$2])-([.$B38]*[.$C$2]))/[.$I38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8]" office:value-type="float" office:value="1128">
            <text:p>1128</text:p>
          </table:table-cell>
          <table:table-cell table:style-name="ce6" table:formula="of:=[.E39]*1.068" office:value-type="float" office:value="1204.704">
            <text:p>1204.704</text:p>
          </table:table-cell>
          <table:table-cell table:style-name="ce6" table:formula="of:=[.H39]/1.068" office:value-type="float" office:value="1128">
            <text:p>1128</text:p>
          </table:table-cell>
          <table:table-cell table:style-name="ce11" table:formula="of:=((([.$D39]*[.$C$2])^2)-(([.$B39]*[.$C$2])^2))/(2*[.$I39])" office:value-type="float" office:value="1204.704">
            <text:p>1204.704</text:p>
          </table:table-cell>
          <table:table-cell table:style-name="ce6" table:formula="of:=((([.$C39]*[.$C$2])^2)-(([.$B39]*[.$C$2])^2))/(2*[.F39])" office:value-type="float" office:value="-0.320246690586071">
            <text:p>-0.3202</text:p>
          </table:table-cell>
          <table:table-cell table:style-name="ce6" table:formula="of:=[.K39]/[.$H$2]" office:value-type="float" office:value="101.52">
            <text:p>101.52</text:p>
          </table:table-cell>
          <table:table-cell table:style-name="ce6" table:formula="of:=(([.$C39]*[.$C$2])-([.$B39]*[.$C$2]))/[.$I39]" office:value-type="float" office:value="86.738688">
            <text:p>86.7387</text:p>
          </table:table-cell>
          <table:table-cell table:style-name="ce6" table:formula="of:=[.M39]/[.$H$2]" office:value-type="float" office:value="101.52">
            <text:p>101.52</text:p>
          </table:table-cell>
          <table:table-cell table:style-name="ce6" table:formula="of:=(([.$D39]*[.$C$2])-([.$B39]*[.$C$2]))/[.$I39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9]" office:value-type="float" office:value="1128">
            <text:p>1128</text:p>
          </table:table-cell>
          <table:table-cell table:style-name="ce6" table:formula="of:=[.E40]*1.068" office:value-type="float" office:value="1204.704">
            <text:p>1204.704</text:p>
          </table:table-cell>
          <table:table-cell table:style-name="ce6" table:formula="of:=[.H40]/1.068" office:value-type="float" office:value="1128">
            <text:p>1128</text:p>
          </table:table-cell>
          <table:table-cell table:style-name="ce11" table:formula="of:=((([.$D40]*[.$C$2])^2)-(([.$B40]*[.$C$2])^2))/(2*[.$I40])" office:value-type="float" office:value="1204.704">
            <text:p>1204.704</text:p>
          </table:table-cell>
          <table:table-cell table:style-name="ce6" table:formula="of:=((([.$C40]*[.$C$2])^2)-(([.$B40]*[.$C$2])^2))/(2*[.F40])" office:value-type="float" office:value="-0.184974488482515">
            <text:p>-0.185</text:p>
          </table:table-cell>
          <table:table-cell table:style-name="ce6" table:formula="of:=[.K40]/[.$H$2]" office:value-type="float" office:value="133.578947368421">
            <text:p>133.5789</text:p>
          </table:table-cell>
          <table:table-cell table:style-name="ce6" table:formula="of:=(([.$C40]*[.$C$2])-([.$B40]*[.$C$2]))/[.$I40]" office:value-type="float" office:value="114.129852631579">
            <text:p>114.1299</text:p>
          </table:table-cell>
          <table:table-cell table:style-name="ce6" table:formula="of:=[.M40]/[.$H$2]" office:value-type="float" office:value="133.578947368421">
            <text:p>133.5789</text:p>
          </table:table-cell>
          <table:table-cell table:style-name="ce6" table:formula="of:=(([.$D40]*[.$C$2])-([.$B40]*[.$C$2]))/[.$I40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10]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0]" office:value-type="float" office:value="1128">
            <text:p>1128</text:p>
          </table:table-cell>
          <table:table-cell table:style-name="ce6" table:formula="of:=[.E41]*1.068" office:value-type="float" office:value="1204.704">
            <text:p>1204.704</text:p>
          </table:table-cell>
          <table:table-cell table:style-name="ce6" table:formula="of:=[.H41]/1.068" office:value-type="float" office:value="1128">
            <text:p>1128</text:p>
          </table:table-cell>
          <table:table-cell table:style-name="ce11" table:formula="of:=((([.$D41]*[.$C$2])^2)-(([.$B41]*[.$C$2])^2))/(2*[.$I41])" office:value-type="float" office:value="1204.704">
            <text:p>1204.704</text:p>
          </table:table-cell>
          <table:table-cell table:style-name="ce6" table:formula="of:=((([.$C41]*[.$C$2])^2)-(([.$B41]*[.$C$2])^2))/(2*[.F41])" office:value-type="float" office:value="-0.0865947051344737">
            <text:p>-0.0866</text:p>
          </table:table-cell>
          <table:table-cell table:style-name="ce6" table:formula="of:=[.K41]/[.$H$2]" office:value-type="float" office:value="195.230769230769">
            <text:p>195.2308</text:p>
          </table:table-cell>
          <table:table-cell table:style-name="ce6" table:formula="of:=(([.$C41]*[.$C$2])-([.$B41]*[.$C$2]))/[.$I41]" office:value-type="float" office:value="166.805169230769">
            <text:p>166.8052</text:p>
          </table:table-cell>
          <table:table-cell table:style-name="ce6" table:formula="of:=[.M41]/[.$H$2]" office:value-type="float" office:value="195.230769230769">
            <text:p>195.2308</text:p>
          </table:table-cell>
          <table:table-cell table:style-name="ce6" table:formula="of:=(([.$D41]*[.$C$2])-([.$B41]*[.$C$2]))/[.$I41]" office:value-type="float" office:value="166.805169230769">
            <text:p>166.8052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43]*1.068" office:value-type="float" office:value="1204.704">
            <text:p>1204.704</text:p>
          </table:table-cell>
          <table:table-cell table:style-name="ce6" table:formula="of:=[.H43]/1.068" office:value-type="float" office:value="1128">
            <text:p>1128</text:p>
          </table:table-cell>
          <table:table-cell table:style-name="ce11" table:formula="of:=((([.$D43]*[.$C$2])^2)-(([.$B43]*[.$C$2])^2))/(2*[.$I43])" office:value-type="float" office:value="1204.704">
            <text:p>1204.704</text:p>
          </table:table-cell>
          <table:table-cell table:style-name="ce6" table:formula="of:=((([.$C43]*[.$C$2])^2)-(([.$B43]*[.$C$2])^2))/(2*[.F43])" office:value-type="float" office:value="-0.320246690586071">
            <text:p>-0.3202</text:p>
          </table:table-cell>
          <table:table-cell table:style-name="ce6" table:formula="of:=[.K43]/[.$H$2]" office:value-type="float" office:value="101.52">
            <text:p>101.52</text:p>
          </table:table-cell>
          <table:table-cell table:style-name="ce6" table:formula="of:=(([.$C43]*[.$C$2])-([.$B43]*[.$C$2]))/[.$I43]" office:value-type="float" office:value="86.738688">
            <text:p>86.7387</text:p>
          </table:table-cell>
          <table:table-cell table:style-name="ce6" table:formula="of:=[.M43]/[.$H$2]" office:value-type="float" office:value="101.52">
            <text:p>101.52</text:p>
          </table:table-cell>
          <table:table-cell table:style-name="ce6" table:formula="of:=(([.$D43]*[.$C$2])-([.$B43]*[.$C$2]))/[.$I43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6" table:formula="of:=[.N43]*1.068" office:value-type="float" office:value="1198.296">
            <text:p>1198.296</text:p>
          </table:table-cell>
          <table:table-cell table:formula="of:=SQRT(([.B43]*[.$C$2])^2+2*[.$I43]*[.$O43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3]" office:value-type="float" office:value="1128">
            <text:p>1128</text:p>
          </table:table-cell>
          <table:table-cell table:style-name="ce6" table:formula="of:=[.E44]*1.068" office:value-type="float" office:value="1204.704">
            <text:p>1204.704</text:p>
          </table:table-cell>
          <table:table-cell table:style-name="ce6" table:formula="of:=[.H44]/1.068" office:value-type="float" office:value="1128">
            <text:p>1128</text:p>
          </table:table-cell>
          <table:table-cell table:style-name="ce11" table:formula="of:=((([.$D44]*[.$C$2])^2)-(([.$B44]*[.$C$2])^2))/(2*[.$I44])" office:value-type="float" office:value="1204.704">
            <text:p>1204.704</text:p>
          </table:table-cell>
          <table:table-cell table:style-name="ce6" table:formula="of:=((([.$C44]*[.$C$2])^2)-(([.$B44]*[.$C$2])^2))/(2*[.F44])" office:value-type="float" office:value="-0.247999037189854">
            <text:p>-0.248</text:p>
          </table:table-cell>
          <table:table-cell table:style-name="ce6" table:formula="of:=[.K44]/[.$H$2]" office:value-type="float" office:value="115.363636363636">
            <text:p>115.3636</text:p>
          </table:table-cell>
          <table:table-cell table:style-name="ce6" table:formula="of:=(([.$C44]*[.$C$2])-([.$B44]*[.$C$2]))/[.$I44]" office:value-type="float" office:value="98.5666909090909">
            <text:p>98.5667</text:p>
          </table:table-cell>
          <table:table-cell table:style-name="ce6" table:formula="of:=[.M44]/[.$H$2]" office:value-type="float" office:value="115.363636363636">
            <text:p>115.3636</text:p>
          </table:table-cell>
          <table:table-cell table:style-name="ce6" table:formula="of:=(([.$D44]*[.$C$2])-([.$B44]*[.$C$2]))/[.$I44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4]" office:value-type="float" office:value="1128">
            <text:p>1128</text:p>
          </table:table-cell>
          <table:table-cell table:style-name="ce6" table:formula="of:=[.E45]*1.068" office:value-type="float" office:value="1204.704">
            <text:p>1204.704</text:p>
          </table:table-cell>
          <table:table-cell table:style-name="ce6" table:formula="of:=[.H45]/1.068" office:value-type="float" office:value="1128">
            <text:p>1128</text:p>
          </table:table-cell>
          <table:table-cell table:style-name="ce11" table:formula="of:=((([.$D45]*[.$C$2])^2)-(([.$B45]*[.$C$2])^2))/(2*[.$I45])" office:value-type="float" office:value="1204.704">
            <text:p>1204.704</text:p>
          </table:table-cell>
          <table:table-cell table:style-name="ce6" table:formula="of:=((([.$C45]*[.$C$2])^2)-(([.$B45]*[.$C$2])^2))/(2*[.F45])" office:value-type="float" office:value="-0.247999037189854">
            <text:p>-0.248</text:p>
          </table:table-cell>
          <table:table-cell table:style-name="ce6" table:formula="of:=[.K45]/[.$H$2]" office:value-type="float" office:value="115.363636363636">
            <text:p>115.3636</text:p>
          </table:table-cell>
          <table:table-cell table:style-name="ce6" table:formula="of:=(([.$C45]*[.$C$2])-([.$B45]*[.$C$2]))/[.$I45]" office:value-type="float" office:value="98.5666909090909">
            <text:p>98.5667</text:p>
          </table:table-cell>
          <table:table-cell table:style-name="ce6" table:formula="of:=[.M45]/[.$H$2]" office:value-type="float" office:value="115.363636363636">
            <text:p>115.3636</text:p>
          </table:table-cell>
          <table:table-cell table:style-name="ce6" table:formula="of:=(([.$D45]*[.$C$2])-([.$B45]*[.$C$2]))/[.$I45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5]" office:value-type="float" office:value="1128">
            <text:p>1128</text:p>
          </table:table-cell>
          <table:table-cell table:style-name="ce6" table:formula="of:=[.E46]*1.068" office:value-type="float" office:value="1204.704">
            <text:p>1204.704</text:p>
          </table:table-cell>
          <table:table-cell table:style-name="ce6" table:formula="of:=[.H46]/1.068" office:value-type="float" office:value="1128">
            <text:p>1128</text:p>
          </table:table-cell>
          <table:table-cell table:style-name="ce11" table:formula="of:=((([.$D46]*[.$C$2])^2)-(([.$B46]*[.$C$2])^2))/(2*[.$I46])" office:value-type="float" office:value="1204.704">
            <text:p>1204.704</text:p>
          </table:table-cell>
          <table:table-cell table:style-name="ce6" table:formula="of:=((([.$C46]*[.$C$2])^2)-(([.$B46]*[.$C$2])^2))/(2*[.F46])" office:value-type="float" office:value="-0.184974488482515">
            <text:p>-0.185</text:p>
          </table:table-cell>
          <table:table-cell table:style-name="ce6" table:formula="of:=[.K46]/[.$H$2]" office:value-type="float" office:value="133.578947368421">
            <text:p>133.5789</text:p>
          </table:table-cell>
          <table:table-cell table:style-name="ce6" table:formula="of:=(([.$C46]*[.$C$2])-([.$B46]*[.$C$2]))/[.$I46]" office:value-type="float" office:value="114.129852631579">
            <text:p>114.1299</text:p>
          </table:table-cell>
          <table:table-cell table:style-name="ce6" table:formula="of:=[.M46]/[.$H$2]" office:value-type="float" office:value="133.578947368421">
            <text:p>133.5789</text:p>
          </table:table-cell>
          <table:table-cell table:style-name="ce6" table:formula="of:=(([.$D46]*[.$C$2])-([.$B46]*[.$C$2]))/[.$I46]" office:value-type="float" office:value="114.129852631579">
            <text:p>114.1299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6]" office:value-type="float" office:value="1128">
            <text:p>1128</text:p>
          </table:table-cell>
          <table:table-cell table:style-name="ce6" table:formula="of:=[.E47]*1.068" office:value-type="float" office:value="1204.704">
            <text:p>1204.704</text:p>
          </table:table-cell>
          <table:table-cell table:style-name="ce6" table:formula="of:=[.H47]/1.068" office:value-type="float" office:value="1128">
            <text:p>1128</text:p>
          </table:table-cell>
          <table:table-cell table:style-name="ce11" table:formula="of:=((([.$D47]*[.$C$2])^2)-(([.$B47]*[.$C$2])^2))/(2*[.$I47])" office:value-type="float" office:value="1204.704">
            <text:p>1204.704</text:p>
          </table:table-cell>
          <table:table-cell table:style-name="ce6" table:formula="of:=((([.$C47]*[.$C$2])^2)-(([.$B47]*[.$C$2])^2))/(2*[.F47])" office:value-type="float" office:value="-0.0865947051344737">
            <text:p>-0.0866</text:p>
          </table:table-cell>
          <table:table-cell table:style-name="ce6" table:formula="of:=[.K47]/[.$H$2]" office:value-type="float" office:value="195.230769230769">
            <text:p>195.2308</text:p>
          </table:table-cell>
          <table:table-cell table:style-name="ce6" table:formula="of:=(([.$C47]*[.$C$2])-([.$B47]*[.$C$2]))/[.$I47]" office:value-type="float" office:value="166.805169230769">
            <text:p>166.8052</text:p>
          </table:table-cell>
          <table:table-cell table:style-name="ce6" table:formula="of:=[.M47]/[.$H$2]" office:value-type="float" office:value="195.230769230769">
            <text:p>195.2308</text:p>
          </table:table-cell>
          <table:table-cell table:style-name="ce6" table:formula="of:=(([.$D47]*[.$C$2])-([.$B47]*[.$C$2]))/[.$I47]" office:value-type="float" office:value="166.805169230769">
            <text:p>166.8052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52">
            <text:p>1152</text:p>
          </table:table-cell>
          <table:table-cell table:style-name="ce6" table:formula="of:=[.E49]*1.068" office:value-type="float" office:value="1230.336">
            <text:p>1230.336</text:p>
          </table:table-cell>
          <table:table-cell table:style-name="ce6" table:formula="of:=[.H49]/1.068" office:value-type="float" office:value="626.068663257853">
            <text:p>626.0687</text:p>
          </table:table-cell>
          <table:table-cell table:style-name="ce11" table:formula="of:=((([.$D49]*[.$C$2])^2)-(([.$B49]*[.$C$2])^2))/(2*[.$I49])" office:value-type="float" office:value="668.641332359387">
            <text:p>668.6413</text:p>
          </table:table-cell>
          <table:table-cell table:style-name="ce6" table:formula="of:=((([.$C49]*[.$C$2])^2)-(([.$B49]*[.$C$2])^2))/(2*[.F49])" office:value-type="float" office:value="-0.68685442707932">
            <text:p>-0.6869</text:p>
          </table:table-cell>
          <table:table-cell table:style-name="ce6" table:formula="of:=[.K49]/[.$H$2]" office:value-type="float" office:value="70.0540540540541">
            <text:p>70.0541</text:p>
          </table:table-cell>
          <table:table-cell table:style-name="ce6" table:formula="of:=(([.$C49]*[.$C$2])-([.$B49]*[.$C$2]))/[.$I49]" office:value-type="float" office:value="59.8541837837838">
            <text:p>59.8542</text:p>
          </table:table-cell>
          <table:table-cell table:style-name="ce6" table:formula="of:=[.M49]/[.$H$2]" office:value-type="float" office:value="22.7202337472608">
            <text:p>22.7202</text:p>
          </table:table-cell>
          <table:table-cell table:style-name="ce6" table:formula="of:=(([.$D49]*[.$C$2])-([.$B49]*[.$C$2]))/[.$I49]" office:value-type="float" office:value="19.4121677136596">
            <text:p>19.4122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52">
            <text:p>1152</text:p>
          </table:table-cell>
          <table:table-cell table:style-name="ce6" table:formula="of:=[.E50]*1.068" office:value-type="float" office:value="1230.336">
            <text:p>1230.336</text:p>
          </table:table-cell>
          <table:table-cell table:style-name="ce6" table:formula="of:=[.H50]/1.068" office:value-type="float" office:value="587.096774193548">
            <text:p>587.0968</text:p>
          </table:table-cell>
          <table:table-cell table:style-name="ce11" table:formula="of:=((([.$D50]*[.$C$2])^2)-(([.$B50]*[.$C$2])^2))/(2*[.$I50])" office:value-type="float" office:value="627.01935483871">
            <text:p>627.0194</text:p>
          </table:table-cell>
          <table:table-cell table:style-name="ce6" table:formula="of:=[.I6]" office:value-type="float" office:value="-0.959861680835463">
            <text:p>-0.9599</text:p>
          </table:table-cell>
          <table:table-cell table:style-name="ce6" table:formula="of:=[.K50]/[.$H$2]" office:value-type="float" office:value="54.1935483870968">
            <text:p>54.1935</text:p>
          </table:table-cell>
          <table:table-cell table:style-name="ce6" table:formula="of:=(([.$C50]*[.$C$2])-([.$B50]*[.$C$2]))/[.$I50]" office:value-type="float" office:value="46.3029677419355">
            <text:p>46.303</text:p>
          </table:table-cell>
          <table:table-cell table:style-name="ce6" table:formula="of:=[.M50]/[.$H$2]" office:value-type="float" office:value="20.3225806451613">
            <text:p>20.3226</text:p>
          </table:table-cell>
          <table:table-cell table:style-name="ce6" table:formula="of:=(([.$D50]*[.$C$2])-([.$B50]*[.$C$2]))/[.$I50]" office:value-type="float" office:value="17.3636129032258">
            <text:p>17.363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6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office:value-type="float" office:value="1152">
            <text:p>1152</text:p>
          </table:table-cell>
          <table:table-cell table:style-name="ce6" table:formula="of:=[.E52]*1.068" office:value-type="float" office:value="1230.336">
            <text:p>1230.336</text:p>
          </table:table-cell>
          <table:table-cell table:style-name="ce6" table:formula="of:=[.H52]/1.068" office:value-type="float" office:value="1536">
            <text:p>1536</text:p>
          </table:table-cell>
          <table:table-cell table:style-name="ce11" table:formula="of:=((([.$D52]*[.$C$2])^2)-(([.$B52]*[.$C$2])^2))/(2*[.$I52])" office:value-type="float" office:value="1640.448">
            <text:p>1640.448</text:p>
          </table:table-cell>
          <table:table-cell table:style-name="ce6" table:formula="of:=((([.$C52]*[.$C$2])^2)-(([.$B52]*[.$C$2])^2))/(2*[.F52])" office:value-type="float" office:value="-0.940724653596585">
            <text:p>-0.9407</text:p>
          </table:table-cell>
          <table:table-cell table:style-name="ce6" table:formula="of:=[.K52]/[.$H$2]" office:value-type="float" office:value="34.56">
            <text:p>34.56</text:p>
          </table:table-cell>
          <table:table-cell table:style-name="ce6" table:formula="of:=(([.$C52]*[.$C$2])-([.$B52]*[.$C$2]))/[.$I52]" office:value-type="float" office:value="29.528064">
            <text:p>29.5281</text:p>
          </table:table-cell>
          <table:table-cell table:style-name="ce6" table:formula="of:=[.M52]/[.$H$2]" office:value-type="float" office:value="69.12">
            <text:p>69.12</text:p>
          </table:table-cell>
          <table:table-cell table:style-name="ce6" table:formula="of:=(([.$D52]*[.$C$2])-([.$B52]*[.$C$2]))/[.$I52]" office:value-type="float" office:value="59.056128">
            <text:p>59.056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52]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53]/1.068" office:value-type="float" office:value="384">
            <text:p>384</text:p>
          </table:table-cell>
          <table:table-cell table:style-name="ce11" table:formula="of:=((([.$C53]*[.$C$2])^2)-(([.$B53]*[.$C$2])^2))/(2*[.$I53])" office:value-type="float" office:value="410.112">
            <text:p>410.112</text:p>
          </table:table-cell>
          <table:table-cell table:style-name="ce6" table:formula="of:=[.H53]/1.068" office:value-type="float" office:value="384">
            <text:p>384</text:p>
          </table:table-cell>
          <table:table-cell table:style-name="ce11" table:formula="of:=((([.$D53]*[.$C$2])^2)-(([.$B53]*[.$C$2])^2))/(2*[.$I53])" office:value-type="float" office:value="410.112">
            <text:p>410.112</text:p>
          </table:table-cell>
          <table:table-cell table:style-name="ce6" table:formula="of:=[.I52]" office:value-type="float" office:value="-0.940724653596585">
            <text:p>-0.9407</text:p>
          </table:table-cell>
          <table:table-cell table:style-name="ce6" table:formula="of:=[.K53]/[.$H$2]" office:value-type="float" office:value="34.56">
            <text:p>34.56</text:p>
          </table:table-cell>
          <table:table-cell table:style-name="ce6" table:formula="of:=(([.$C53]*[.$C$2])-([.$B53]*[.$C$2]))/[.$I53]" office:value-type="float" office:value="29.528064">
            <text:p>29.5281</text:p>
          </table:table-cell>
          <table:table-cell table:style-name="ce6" table:formula="of:=[.M53]/[.$H$2]" office:value-type="float" office:value="34.56">
            <text:p>34.56</text:p>
          </table:table-cell>
          <table:table-cell table:style-name="ce6" table:formula="of:=(([.$D53]*[.$C$2])-([.$B53]*[.$C$2]))/[.$I53]" office:value-type="float" office:value="29.528064">
            <text:p>29.528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5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6" office:value-type="float" office:value="1152">
            <text:p>1152</text:p>
          </table:table-cell>
          <table:table-cell table:style-name="ce6" table:formula="of:=[.E56]*1.068" office:value-type="float" office:value="1230.336">
            <text:p>1230.336</text:p>
          </table:table-cell>
          <table:table-cell table:style-name="ce6" table:formula="of:=[.H56]/1.068" office:value-type="float" office:value="1651.61290322581">
            <text:p>1651.6129</text:p>
          </table:table-cell>
          <table:table-cell table:style-name="ce11" table:formula="of:=((([.$D56]*[.$C$2])^2)-(([.$B56]*[.$C$2])^2))/(2*[.$I56])" office:value-type="float" office:value="1763.92258064516">
            <text:p>1763.9226</text:p>
          </table:table-cell>
          <table:table-cell table:style-name="ce6" table:formula="of:=((([.$C56]*[.$C$2])^2)-(([.$B56]*[.$C$2])^2))/(2*[.F56])" office:value-type="float" office:value="-0.559919313820687">
            <text:p>-0.5599</text:p>
          </table:table-cell>
          <table:table-cell table:style-name="ce6" table:formula="of:=[.K56]/[.$H$2]" office:value-type="float" office:value="41.8064516129032">
            <text:p>41.8065</text:p>
          </table:table-cell>
          <table:table-cell table:style-name="ce6" table:formula="of:=(([.$C56]*[.$C$2])-([.$B56]*[.$C$2]))/[.$I56]" office:value-type="float" office:value="35.7194322580645">
            <text:p>35.7194</text:p>
          </table:table-cell>
          <table:table-cell table:style-name="ce6" table:formula="of:=[.M56]/[.$H$2]" office:value-type="float" office:value="92.9032258064516">
            <text:p>92.9032</text:p>
          </table:table-cell>
          <table:table-cell table:style-name="ce6" table:formula="of:=(([.$D56]*[.$C$2])-([.$B56]*[.$C$2]))/[.$I56]" office:value-type="float" office:value="79.3765161290323">
            <text:p>79.3765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56]"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57]/1.068" office:value-type="float" office:value="499.612903225807">
            <text:p>499.6129</text:p>
          </table:table-cell>
          <table:table-cell table:style-name="ce11" table:formula="of:=((([.$C57]*[.$C$2])^2)-(([.$B57]*[.$C$2])^2))/(2*[.$I57])" office:value-type="float" office:value="533.586580645162">
            <text:p>533.5866</text:p>
          </table:table-cell>
          <table:table-cell table:style-name="ce6" table:formula="of:=[.H57]/1.068" office:value-type="float" office:value="499.612903225807">
            <text:p>499.6129</text:p>
          </table:table-cell>
          <table:table-cell table:style-name="ce11" table:formula="of:=((([.$D57]*[.$C$2])^2)-(([.$B57]*[.$C$2])^2))/(2*[.$I57])" office:value-type="float" office:value="533.586580645162">
            <text:p>533.5866</text:p>
          </table:table-cell>
          <table:table-cell table:style-name="ce6" table:formula="of:=[.I56]" office:value-type="float" office:value="-0.559919313820687">
            <text:p>-0.5599</text:p>
          </table:table-cell>
          <table:table-cell table:style-name="ce6" table:formula="of:=[.K57]/[.$H$2]" office:value-type="float" office:value="51.0967741935484">
            <text:p>51.0968</text:p>
          </table:table-cell>
          <table:table-cell table:style-name="ce6" table:formula="of:=(([.$C57]*[.$C$2])-([.$B57]*[.$C$2]))/[.$I57]" office:value-type="float" office:value="43.6570838709678">
            <text:p>43.6571</text:p>
          </table:table-cell>
          <table:table-cell table:style-name="ce6" table:formula="of:=[.M57]/[.$H$2]" office:value-type="float" office:value="51.0967741935484">
            <text:p>51.0968</text:p>
          </table:table-cell>
          <table:table-cell table:style-name="ce6" table:formula="of:=(([.$D57]*[.$C$2])-([.$B57]*[.$C$2]))/[.$I57]" office:value-type="float" office:value="43.6570838709678">
            <text:p>43.6571</text:p>
          </table:table-cell>
          <table:table-cell table:number-columns-repeated="101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4" table:number-columns-repeated="3"/>
          <table:table-cell table:style-name="Default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fraction number:min-integer-digits="0" number:min-numerator-digits="3" number:min-denominator-digits="3"/>
    </number:number-style>
    <number:number-style style:name="N108">
      <number:number number:decimal-places="4" number:min-integer-digits="0" number:decimal-replacement=""/>
    </number:number-style>
    <number:number-style style:name="N109">
      <number:number number:decimal-places="4" number:min-integer-digits="1" number:decimal-replacement="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2">02/02/2011</text:date>, <text:time>17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1-02-02T17:52:37</dc:date>
    <meta:editing-duration>P1DT17H40M39S</meta:editing-duration>
    <meta:editing-cycles>21</meta:editing-cycles>
    <meta:generator>LibreOffice/3.3$Unix LibreOffice_project/330m19$Build-6</meta:generator>
    <meta:document-statistic meta:table-count="3" meta:cell-count="610" meta:object-count="0"/>
  </office:meta>
</office:document-meta>
</file>